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import numpy as np</text:p>
      <text:p text:style-name="Standard">import matplotlib.pyplot as plt</text:p>
      <text:p text:style-name="Standard">import seaborn as sns</text:p>
      <text:p text:style-name="Standard">from sklearn.model_selection import train_test_split</text:p>
      <text:p text:style-name="Standard">from sklearn.linear_model import LinearRegression, LogisticRegression</text:p>
      <text:p text:style-name="Standard">from sklearn.metrics import mean_absolute_error, mean_squared_error, r2_score, accuracy_score, confusion_matrix, classification_report, roc_auc_score, roc_curve</text:p>
      <text:p text:style-name="Standard"/>
      <text:p text:style-name="Standard"># Part 1: Linear Regression (Taxi Fare Prediction)</text:p>
      <text:p text:style-name="Standard"># Load dataset</text:p>
      <text:p text:style-name="Standard">trip_df = pd.read_csv("trip.csv")</text:p>
      <text:p text:style-name="Standard"/>
      <text:p text:style-name="Standard"># Data Preprocessing</text:p>
      <text:p text:style-name="Standard">trip_df.dropna(inplace=True) <text:s/># Handling missing values</text:p>
      <text:p text:style-name="Standard"/>
      <text:p text:style-name="Standard"># Feature Engineering</text:p>
      <text:p text:style-name="Standard">trip_df = trip_df[['Trip Seconds', 'Trip Miles', 'Tolls', 'Extras', 'Fare']] <text:s/># Selecting relevant features</text:p>
      <text:p text:style-name="Standard"/>
      <text:p text:style-name="Standard"># Splitting dataset</text:p>
      <text:p text:style-name="Standard">X_train, X_test, y_train, y_test = train_test_split(trip_df.drop(columns=['Fare']), trip_df['Fare'], test_size=0.2, random_state=42)</text:p>
      <text:p text:style-name="Standard"/>
      <text:p text:style-name="Standard"># Model Training</text:p>
      <text:p text:style-name="Standard">lin_reg = LinearRegression()</text:p>
      <text:p text:style-name="Standard">lin_reg.fit(X_train, y_train)</text:p>
      <text:p text:style-name="Standard"/>
      <text:p text:style-name="Standard"># Predictions</text:p>
      <text:p text:style-name="Standard">y_pred = lin_reg.predict(X_test)</text:p>
      <text:p text:style-name="Standard"/>
      <text:p text:style-name="Standard"># Evaluation</text:p>
      <text:p text:style-name="Standard">mae = mean_absolute_error(y_test, y_pred)</text:p>
      <text:p text:style-name="Standard">mse = mean_squared_error(y_test, y_pred)</text:p>
      <text:p text:style-name="Standard">r2 = r2_score(y_test, y_pred)</text:p>
      <text:p text:style-name="Standard">n = X_test.shape[0]</text:p>
      <text:p text:style-name="Standard">p = X_test.shape[1]</text:p>
      <text:p text:style-name="Standard">adj_r2 = 1 - (1-r2)*(n-1)/(n-p-1)</text:p>
      <text:p text:style-name="Standard"/>
      <text:p text:style-name="Standard">print(f"Linear Regression Metrics:\nMAE: {mae}\nMSE: {mse}\nR2 Score: {r2}\nAdjusted R2 Score: {adj_r2}")</text:p>
      <text:p text:style-name="Standard"/>
      <text:p text:style-name="Standard"># Part 2: Logistic Regression (Airline Customer Satisfaction)</text:p>
      <text:p text:style-name="Standard"># Load dataset</text:p>
      <text:p text:style-name="Standard">airline_df = pd.read_csv("airlines.csv")</text:p>
      <text:p text:style-name="Standard"/>
      <text:p text:style-name="Standard"># Data Preprocessing</text:p>
      <text:p text:style-name="Standard">airline_df.dropna(inplace=True) <text:s/># Handling missing values</text:p>
      <text:p text:style-name="Standard">airline_df = pd.get_dummies(airline_df, drop_first=True) <text:s/># Encoding categorical variables</text:p>
      <text:p text:style-name="Standard"/>
      <text:p text:style-name="Standard"># Splitting dataset</text:p>
      <text:p text:style-name="Standard">X_train, X_test, y_train, y_test = train_test_split(airline_df.drop(columns=['Satisfaction']), airline_df['Satisfaction'], test_size=0.2, random_state=42)</text:p>
      <text:p text:style-name="Standard"><text:soft-page-break/></text:p>
      <text:p text:style-name="Standard"># Model Training</text:p>
      <text:p text:style-name="Standard">log_reg = LogisticRegression(max_iter=1000)</text:p>
      <text:p text:style-name="Standard">log_reg.fit(X_train, y_train)</text:p>
      <text:p text:style-name="Standard"/>
      <text:p text:style-name="Standard"># Predictions</text:p>
      <text:p text:style-name="Standard">y_pred = log_reg.predict(X_test)</text:p>
      <text:p text:style-name="Standard">y_pred_prob = log_reg.predict_proba(X_test)[:, 1]</text:p>
      <text:p text:style-name="Standard"/>
      <text:p text:style-name="Standard"># Evaluation</text:p>
      <text:p text:style-name="Standard">accuracy = accuracy_score(y_test, y_pred)</text:p>
      <text:p text:style-name="Standard">conf_matrix = confusion_matrix(y_test, y_pred)</text:p>
      <text:p text:style-name="Standard">report = classification_report(y_test, y_pred)</text:p>
      <text:p text:style-name="Standard">roc_auc = roc_auc_score(y_test, y_pred_prob)</text:p>
      <text:p text:style-name="Standard">fpr, tpr, _ = roc_curve(y_test, y_pred_prob)</text:p>
      <text:p text:style-name="Standard"/>
      <text:p text:style-name="Standard">print(f"Logistic Regression Metrics:\nAccuracy: {accuracy}\nROC-AUC: {roc_auc}\")</text:p>
      <text:p text:style-name="Standard">print(f"Confusion Matrix:\n{conf_matrix}")</text:p>
      <text:p text:style-name="Standard">print(f"Classification Report:\n{report}")</text:p>
      <text:p text:style-name="Standard"/>
      <text:p text:style-name="Standard"># ROC Curve</text:p>
      <text:p text:style-name="Standard">plt.figure(figsize=(8, 6))</text:p>
      <text:p text:style-name="Standard">plt.plot(fpr, tpr, label=f'ROC Curve (AUC = {roc_auc:.2f}')</text:p>
      <text:p text:style-name="Standard">plt.plot([0, 1], [0, 1], 'k--')</text:p>
      <text:p text:style-name="Standard">plt.xlabel('False Positive Rate')</text:p>
      <text:p text:style-name="Standard">plt.ylabel('True Positive Rate')</text:p>
      <text:p text:style-name="Standard">plt.title('ROC Curve')</text:p>
      <text:p text:style-name="Standard">plt.legend(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7:26:46.434284751</meta:creation-date>
    <dc:date>2025-02-01T17:27:32.407285634</dc:date>
    <meta:editing-duration>PT4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254" meta:character-count="2509" meta:non-whitespace-character-count="2313"/>
  </office:meta>
</office:document-meta>
</file>